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counter_education_Mean path len haters" table:style-name="ta1">
        <table:shapes>
          <draw:frame draw:z-index="0" draw:style-name="gr1" draw:text-style-name="P1" svg:width="6.2988in" svg:height="3.5429in" svg:x="7.9917in" svg:y="0.0394in">
            <draw:object draw:notify-on-update-of-ranges="'summary_counter_education_Mean path len haters'.A2:'summary_counter_education_Mean path len haters'.A6 'summary_counter_education_Mean path len haters'.B1:'summary_counter_education_Mean path len haters'.B1 'summary_counter_education_Mean path len haters'.B2:'summary_counter_education_Mean path len haters'.B6 'summary_counter_education_Mean path len haters'.C1:'summary_counter_education_Mean path len haters'.C1 'summary_counter_education_Mean path len haters'.C2:'summary_counter_education_Mean path len haters'.C6 'summary_counter_education_Mean path len haters'.D1:'summary_counter_education_Mean path len haters'.D1 'summary_counter_education_Mean path len haters'.D2:'summary_counter_education_Mean path len haters'.D6 'summary_counter_education_Mean path len haters'.E1:'summary_counter_education_Mean path len haters'.E1 'summary_counter_education_Mean path len haters'.E2:'summary_counter_education_Mean path len haters'.E6 'summary_counter_education_Mean path len haters'.F1:'summary_counter_education_Mean path len haters'.F1 'summary_counter_education_Mean path len haters'.F2:'summary_counter_education_Mean path len haters'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hate_score_dist_alpha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738" calcext:value-type="float">
            <text:p>1.738</text:p>
          </table:table-cell>
          <table:table-cell office:value-type="float" office:value="2.148" calcext:value-type="float">
            <text:p>2.148</text:p>
          </table:table-cell>
          <table:table-cell office:value-type="float" office:value="2.274" calcext:value-type="float">
            <text:p>2.274</text:p>
          </table:table-cell>
          <table:table-cell office:value-type="float" office:value="2.357" calcext:value-type="float">
            <text:p>2.357</text:p>
          </table:table-cell>
          <table:table-cell office:value-type="float" office:value="2.627" calcext:value-type="float">
            <text:p>2.6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8621540513706" calcext:value-type="float">
            <text:p>1.88621540513706</text:p>
          </table:table-cell>
          <table:table-cell office:value-type="float" office:value="2.11106827082585" calcext:value-type="float">
            <text:p>2.11106827082585</text:p>
          </table:table-cell>
          <table:table-cell office:value-type="float" office:value="2.43620685789785" calcext:value-type="float">
            <text:p>2.43620685789785</text:p>
          </table:table-cell>
          <table:table-cell office:value-type="float" office:value="2.52698915211297" calcext:value-type="float">
            <text:p>2.52698915211297</text:p>
          </table:table-cell>
          <table:table-cell office:value-type="float" office:value="2.7040147281873" calcext:value-type="float">
            <text:p>2.70401472818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98996464640575" calcext:value-type="float">
            <text:p>1.98996464640575</text:p>
          </table:table-cell>
          <table:table-cell office:value-type="float" office:value="2.37130509372836" calcext:value-type="float">
            <text:p>2.37130509372836</text:p>
          </table:table-cell>
          <table:table-cell office:value-type="float" office:value="2.54781335602571" calcext:value-type="float">
            <text:p>2.54781335602571</text:p>
          </table:table-cell>
          <table:table-cell office:value-type="float" office:value="2.67527906620917" calcext:value-type="float">
            <text:p>2.67527906620917</text:p>
          </table:table-cell>
          <table:table-cell office:value-type="float" office:value="2.87462450912644" calcext:value-type="float">
            <text:p>2.874624509126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8412216313306" calcext:value-type="float">
            <text:p>1.98412216313306</text:p>
          </table:table-cell>
          <table:table-cell office:value-type="float" office:value="2.40104017400185" calcext:value-type="float">
            <text:p>2.40104017400185</text:p>
          </table:table-cell>
          <table:table-cell office:value-type="float" office:value="2.53835818399668" calcext:value-type="float">
            <text:p>2.53835818399668</text:p>
          </table:table-cell>
          <table:table-cell office:value-type="float" office:value="2.73040122929861" calcext:value-type="float">
            <text:p>2.73040122929861</text:p>
          </table:table-cell>
          <table:table-cell office:value-type="float" office:value="3.0464681226343" calcext:value-type="float">
            <text:p>3.04646812263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5498440248423" calcext:value-type="float">
            <text:p>2.05498440248423</text:p>
          </table:table-cell>
          <table:table-cell office:value-type="float" office:value="2.38456210491794" calcext:value-type="float">
            <text:p>2.38456210491794</text:p>
          </table:table-cell>
          <table:table-cell office:value-type="float" office:value="2.59206625182323" calcext:value-type="float">
            <text:p>2.59206625182323</text:p>
          </table:table-cell>
          <table:table-cell office:value-type="float" office:value="2.8008730110583" calcext:value-type="float">
            <text:p>2.8008730110583</text:p>
          </table:table-cell>
          <table:table-cell office:value-type="float" office:value="3.07329363124115" calcext:value-type="float">
            <text:p>3.073293631241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0:11:11.777798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8T10:11:16.161086681</dc:date>
    <meta:editing-duration>PT5M26S</meta:editing-duration>
    <meta:editing-cycles>3</meta:editing-cycles>
    <meta:generator>LibreOffice/7.0.3.1$Linux_X86_64 LibreOffice_project/00$Build-1</meta:generator>
    <meta:document-statistic meta:table-count="1" meta:cell-count="3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.5" chart:maximum="3.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205cm" style:legend-expansion="high" chart:style-name="ch2"/>
        <chart:plot-area chart:style-name="ch3" table:cell-range-address="'summary_counter_education_Mean path len haters'.A2:'summary_counter_education_Mean path len haters'.F6 'summary_counter_education_Mean path len haters'.B1:'summary_counter_education_Mean path len haters'.F1" chart:data-source-has-labels="both" svg:x="1.331cm" svg:y="0.18cm" svg:width="12.264cm" svg:height="7.659cm">
          <chart:coordinate-region svg:x="2.058cm" svg:y="0.379cm" svg:width="11.443cm" svg:height="6.813cm"/>
          <chart:axis chart:dimension="x" chart:name="primary-x" chart:style-name="ch4" chartooo:axis-type="auto">
            <chartooo:date-scale/>
            <chart:title svg:x="6.996cm" svg:y="8.019cm" chart:style-name="ch5">
              <text:p>alpha</text:p>
            </chart:title>
            <chart:categories table:cell-range-address="'summary_counter_education_Mean path len haters'.A2:'summary_counter_education_Mean path len haters'.A6"/>
          </chart:axis>
          <chart:axis chart:dimension="y" chart:name="primary-y" chart:style-name="ch6">
            <chart:title svg:x="0.451cm" svg:y="6.328cm" chart:style-name="ch7">
              <text:p>mean post path legnth of haters</text:p>
            </chart:title>
            <chart:grid chart:style-name="ch8" chart:class="major"/>
          </chart:axis>
          <chart:series chart:style-name="ch9" chart:values-cell-range-address="'summary_counter_education_Mean path len haters'.B2:'summary_counter_education_Mean path len haters'.B6" chart:label-cell-address="'summary_counter_education_Mean path len haters'.B1:'summary_counter_education_Mean path len haters'.B1" chart:class="chart:line">
            <chart:data-point chart:repeated="5"/>
          </chart:series>
          <chart:series chart:style-name="ch10" chart:values-cell-range-address="'summary_counter_education_Mean path len haters'.C2:'summary_counter_education_Mean path len haters'.C6" chart:label-cell-address="'summary_counter_education_Mean path len haters'.C1:'summary_counter_education_Mean path len haters'.C1" chart:class="chart:line">
            <chart:data-point chart:repeated="5"/>
          </chart:series>
          <chart:series chart:style-name="ch11" chart:values-cell-range-address="'summary_counter_education_Mean path len haters'.D2:'summary_counter_education_Mean path len haters'.D6" chart:label-cell-address="'summary_counter_education_Mean path len haters'.D1:'summary_counter_education_Mean path len haters'.D1" chart:class="chart:line">
            <chart:data-point chart:repeated="5"/>
          </chart:series>
          <chart:series chart:style-name="ch12" chart:values-cell-range-address="'summary_counter_education_Mean path len haters'.E2:'summary_counter_education_Mean path len haters'.E6" chart:label-cell-address="'summary_counter_education_Mean path len haters'.E1:'summary_counter_education_Mean path len haters'.E1" chart:class="chart:line">
            <chart:data-point chart:repeated="5"/>
          </chart:series>
          <chart:series chart:style-name="ch13" chart:values-cell-range-address="'summary_counter_education_Mean path len haters'.F2:'summary_counter_education_Mean path len haters'.F6" chart:label-cell-address="'summary_counter_education_Mean path len haters'.F1:'summary_counter_education_Mean path len haters'.F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summary_counter_education_Mean path len haters'.B1:'summary_counter_education_Mean path len haters'.B1</svg:desc>
                </draw:g>
              </table:table-cell>
              <table:table-cell office:value-type="string">
                <text:p>500</text:p>
                <draw:g>
                  <svg:desc>'summary_counter_education_Mean path len haters'.C1:'summary_counter_education_Mean path len haters'.C1</svg:desc>
                </draw:g>
              </table:table-cell>
              <table:table-cell office:value-type="string">
                <text:p>1000</text:p>
                <draw:g>
                  <svg:desc>'summary_counter_education_Mean path len haters'.D1:'summary_counter_education_Mean path len haters'.D1</svg:desc>
                </draw:g>
              </table:table-cell>
              <table:table-cell office:value-type="string">
                <text:p>2000</text:p>
                <draw:g>
                  <svg:desc>'summary_counter_education_Mean path len haters'.E1:'summary_counter_education_Mean path len haters'.E1</svg:desc>
                </draw:g>
              </table:table-cell>
              <table:table-cell office:value-type="string">
                <text:p>5000</text:p>
                <draw:g>
                  <svg:desc>'summary_counter_education_Mean path len haters'.F1:'summary_counter_education_Mean path len haters'.F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summary_counter_education_Mean path len haters'.A2:'summary_counter_education_Mean path len haters'.A6</svg:desc>
                </draw:g>
              </table:table-cell>
              <table:table-cell office:value-type="float" office:value="1.738">
                <text:p>1.738</text:p>
                <draw:g>
                  <svg:desc>'summary_counter_education_Mean path len haters'.B2:'summary_counter_education_Mean path len haters'.B6</svg:desc>
                </draw:g>
              </table:table-cell>
              <table:table-cell office:value-type="float" office:value="2.148">
                <text:p>2.148</text:p>
                <draw:g>
                  <svg:desc>'summary_counter_education_Mean path len haters'.C2:'summary_counter_education_Mean path len haters'.C6</svg:desc>
                </draw:g>
              </table:table-cell>
              <table:table-cell office:value-type="float" office:value="2.274">
                <text:p>2.274</text:p>
                <draw:g>
                  <svg:desc>'summary_counter_education_Mean path len haters'.D2:'summary_counter_education_Mean path len haters'.D6</svg:desc>
                </draw:g>
              </table:table-cell>
              <table:table-cell office:value-type="float" office:value="2.357">
                <text:p>2.357</text:p>
                <draw:g>
                  <svg:desc>'summary_counter_education_Mean path len haters'.E2:'summary_counter_education_Mean path len haters'.E6</svg:desc>
                </draw:g>
              </table:table-cell>
              <table:table-cell office:value-type="float" office:value="2.627">
                <text:p>2.627</text:p>
                <draw:g>
                  <svg:desc>'summary_counter_education_Mean path len haters'.F2:'summary_counter_education_Mean path len haters'.F6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88621540513706">
                <text:p>1.88621540513706</text:p>
              </table:table-cell>
              <table:table-cell office:value-type="float" office:value="2.11106827082585">
                <text:p>2.11106827082585</text:p>
              </table:table-cell>
              <table:table-cell office:value-type="float" office:value="2.43620685789785">
                <text:p>2.43620685789785</text:p>
              </table:table-cell>
              <table:table-cell office:value-type="float" office:value="2.52698915211297">
                <text:p>2.52698915211297</text:p>
              </table:table-cell>
              <table:table-cell office:value-type="float" office:value="2.7040147281873">
                <text:p>2.70401472818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98996464640575">
                <text:p>1.98996464640575</text:p>
              </table:table-cell>
              <table:table-cell office:value-type="float" office:value="2.37130509372836">
                <text:p>2.37130509372836</text:p>
              </table:table-cell>
              <table:table-cell office:value-type="float" office:value="2.54781335602571">
                <text:p>2.54781335602571</text:p>
              </table:table-cell>
              <table:table-cell office:value-type="float" office:value="2.67527906620917">
                <text:p>2.67527906620917</text:p>
              </table:table-cell>
              <table:table-cell office:value-type="float" office:value="2.87462450912644">
                <text:p>2.8746245091264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98412216313306">
                <text:p>1.98412216313306</text:p>
              </table:table-cell>
              <table:table-cell office:value-type="float" office:value="2.40104017400185">
                <text:p>2.40104017400185</text:p>
              </table:table-cell>
              <table:table-cell office:value-type="float" office:value="2.53835818399668">
                <text:p>2.53835818399668</text:p>
              </table:table-cell>
              <table:table-cell office:value-type="float" office:value="2.73040122929861">
                <text:p>2.73040122929861</text:p>
              </table:table-cell>
              <table:table-cell office:value-type="float" office:value="3.0464681226343">
                <text:p>3.046468122634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05498440248423">
                <text:p>2.05498440248423</text:p>
              </table:table-cell>
              <table:table-cell office:value-type="float" office:value="2.38456210491794">
                <text:p>2.38456210491794</text:p>
              </table:table-cell>
              <table:table-cell office:value-type="float" office:value="2.59206625182323">
                <text:p>2.59206625182323</text:p>
              </table:table-cell>
              <table:table-cell office:value-type="float" office:value="2.8008730110583">
                <text:p>2.8008730110583</text:p>
              </table:table-cell>
              <table:table-cell office:value-type="float" office:value="3.07329363124115">
                <text:p>3.073293631241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